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Hoja1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S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Hoja2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VENTA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D_CLIENTE</text:p>
          </table:table-cell>
          <table:table-cell office:value-type="string" calcext:value-type="string">
            <text:p>COD_PRODUCTO</text:p>
          </table:table-cell>
          <table:table-cell office:value-type="string" calcext:value-type="string">
            <text:p>PRECIO_PRODUCTO</text:p>
          </table:table-cell>
          <table:table-cell office:value-type="string" calcext:value-type="string">
            <text:p>NUM_PRODUCT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 esta tabla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) ¿Cuantos clientes tenemo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) ¿Cuantos clientes distintos tenemo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) ¿Cual es el precio máximo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) ¿Cual es el avg de los precio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) ¿Cuantos productos tenemos en total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4:04:03.19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1:29:44.664000000</meta:creation-date>
    <dc:date>2024-12-16T14:04:17.709000000</dc:date>
    <meta:editing-duration>PT1H20M39S</meta:editing-duration>
    <meta:editing-cycles>14</meta:editing-cycles>
    <meta:generator>LibreOffice/24.8.3.2$Windows_X86_64 LibreOffice_project/48a6bac9e7e268aeb4c3483fcf825c94556d9f92</meta:generator>
    <meta:document-statistic meta:table-count="2" meta:cell-count="47" meta:object-count="0"/>
  </office:meta>
</office:document-meta>
</file>